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VERinf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office:value-type="string" calcext:value-type="string">
            <text:p>VERppe → manque a ? ou conj ? (LI)</text:p>
          </table:table-cell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table:number-columns-repeated="2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table:number-columns-repeated="2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postrophe ici </text:p>
          </table:table-cell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44:53.641043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2-19T10:47:26.406556823</dc:date>
    <meta:editing-duration>P2DT9H45S</meta:editing-duration>
    <meta:editing-cycles>666</meta:editing-cycles>
    <meta:generator>LibreOffice/5.1.6.2$Linux_X86_64 LibreOffice_project/10m0$Build-2</meta:generator>
    <meta:document-statistic meta:table-count="1" meta:cell-count="14554" meta:object-count="0"/>
  </office:meta>
</office:document-meta>
</file>